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snapshot-png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graphic1" style:family="graphic">
      <style:graphic-properties style:wrap="run-through" style:run-through="foreground"/>
    </style:style>
  </office:automatic-styles>
  <office:body>
    <office:text>
      <text:p text:style-name="Normal"><draw:frame text:anchor-type="as-char" draw:z-index="0" draw:style-name="graphic1" svg:width="3.125000in" svg:height="3.472222in"><draw:image xlink:href="Pictures/snapshot-png-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fr" fo:country="FR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0.5000in" fo:margin-bottom="0.5000in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